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231cm" svg:height="9.834cm" svg:x="8.517cm" svg:y="1.907cm">
            <draw:object draw:notify-on-update-of-ranges="Sheet1.A1:Sheet1.B19 Sheet1.C1:Sheet1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<text:s/>PROPN 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<text:s/>NOUN 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<text:s/>ADJ 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<text:s/>DET 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<text:s/>NUM 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<text:s/>VERB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<text:s/>PRON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<text:s/>ADP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<text:s/>X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<text:s/>ADV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<text:s/>CONJ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string" calcext:value-type="string">
            <text:p><text:s/>VERB 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string" calcext:value-type="string">
            <text:p><text:s/>AUX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string" calcext:value-type="string">
            <text:p><text:s/>NOUN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string" calcext:value-type="string">
            <text:p><text:s/>ADV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string" calcext:value-type="string">
            <text:p><text:s/>X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string" calcext:value-type="string">
            <text:p><text:s/>PRO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string" calcext:value-type="string">
            <text:p><text:s/>PAR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string" calcext:value-type="string">
            <text:p><text:s/>DET 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3T18:51:11.071851834</dc:date>
    <meta:document-statistic meta:table-count="1" meta:cell-count="57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77216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32cm" svg:height="9.835cm" xlink:href=".." xlink:type="simple" chart:class="chart:bar" chart:style-name="ch1">
        <chart:title svg:x="4.829cm" svg:y="0.332cm" chart:style-name="ch2">
          <text:p>POS count per supersense head type</text:p>
        </chart:title>
        <chart:plot-area chart:style-name="ch3" table:cell-range-address="Sheet1.A1:Sheet1.C19" chart:data-source-has-labels="both" svg:x="1.355cm" svg:y="1.333cm" svg:width="15.533cm" svg:height="7.325cm">
          <chartooo:coordinate-region svg:x="2.347cm" svg:y="1.533cm" svg:width="14.541cm" svg:height="5.153cm"/>
          <chart:axis chart:dimension="x" chart:name="primary-x" chart:style-name="ch4" chartooo:axis-type="auto">
            <chartooo:date-scale/>
            <chart:title svg:x="7cm" svg:y="8.854cm" chart:style-name="ch5">
              <text:p>Supersense head/POS head</text:p>
            </chart:title>
            <chart:categories table:cell-range-address="Sheet1.A1:Sheet1.B19"/>
          </chart:axis>
          <chart:axis chart:dimension="y" chart:name="primary-y" chart:style-name="ch6">
            <chart:title svg:x="0.451cm" svg:y="5.82cm" chart:style-name="ch7">
              <text:p>Frequency</text:p>
            </chart:title>
            <chart:grid chart:style-name="ch8" chart:class="major"/>
          </chart:axis>
          <chart:series chart:style-name="ch9" chart:values-cell-range-address="Sheet1.C1:Sheet1.C19" chart:label-cell-address="frequency" chart:class="chart:bar">
            <chart:data-point chart:style-name="ch10" chart:repeated="11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</table:table-cell>
            </table:table-row>
          </table:table-header-rows>
          <table:table-rows>
            <table:table-row>
              <table:table-cell office:value-type="string">
                <text:p>n   PROPN </text:p>
                <text:list>
                  <text:list-item>
                    <text:p>n </text:p>
                  </text:list-item>
                  <text:list-item>
                    <text:p> PROPN </text:p>
                  </text:list-item>
                </text:list>
                <draw:g>
                  <svg:desc>Sheet1.A1:Sheet1.B19</svg:desc>
                </draw:g>
              </table:table-cell>
              <table:table-cell office:value-type="float" office:value="908">
                <text:p>908</text:p>
                <draw:g>
                  <svg:desc>Sheet1.C1:Sheet1.C19</svg:desc>
                </draw:g>
              </table:table-cell>
            </table:table-row>
            <table:table-row>
              <table:table-cell office:value-type="string">
                <text:p>n   NOUN </text:p>
                <text:list>
                  <text:list-item>
                    <text:p>n </text:p>
                  </text:list-item>
                  <text:list-item>
                    <text:p> NOUN </text:p>
                  </text:list-item>
                </text:list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n   ADJ </text:p>
                <text:list>
                  <text:list-item>
                    <text:p>n </text:p>
                  </text:list-item>
                  <text:list-item>
                    <text:p> ADJ </text:p>
                  </text:list-item>
                </text:list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n   DET </text:p>
                <text:list>
                  <text:list-item>
                    <text:p>n </text:p>
                  </text:list-item>
                  <text:list-item>
                    <text:p> DET </text:p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n   NUM </text:p>
                <text:list>
                  <text:list-item>
                    <text:p>n </text:p>
                  </text:list-item>
                  <text:list-item>
                    <text:p> NUM </text:p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n   VERB </text:p>
                <text:list>
                  <text:list-item>
                    <text:p>n </text:p>
                  </text:list-item>
                  <text:list-item>
                    <text:p> VERB </text:p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n   PRON </text:p>
                <text:list>
                  <text:list-item>
                    <text:p>n </text:p>
                  </text:list-item>
                  <text:list-item>
                    <text:p> PRON </text:p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   ADP </text:p>
                <text:list>
                  <text:list-item>
                    <text:p>n </text:p>
                  </text:list-item>
                  <text:list-item>
                    <text:p> ADP 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   X </text:p>
                <text:list>
                  <text:list-item>
                    <text:p>n </text:p>
                  </text:list-item>
                  <text:list-item>
                    <text:p> X 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   ADV </text:p>
                <text:list>
                  <text:list-item>
                    <text:p>n </text:p>
                  </text:list-item>
                  <text:list-item>
                    <text:p> ADV 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   CONJ </text:p>
                <text:list>
                  <text:list-item>
                    <text:p>n </text:p>
                  </text:list-item>
                  <text:list-item>
                    <text:p> CONJ 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   VERB </text:p>
                <text:list>
                  <text:list-item>
                    <text:p>v </text:p>
                  </text:list-item>
                  <text:list-item>
                    <text:p> VERB </text:p>
                  </text:list-item>
                </text:list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v   AUX </text:p>
                <text:list>
                  <text:list-item>
                    <text:p>v </text:p>
                  </text:list-item>
                  <text:list-item>
                    <text:p> AUX </text:p>
                  </text:list-item>
                </text:list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v   NOUN </text:p>
                <text:list>
                  <text:list-item>
                    <text:p>v </text:p>
                  </text:list-item>
                  <text:list-item>
                    <text:p> NOUN </text:p>
                  </text:list-item>
                </text:list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v   ADV </text:p>
                <text:list>
                  <text:list-item>
                    <text:p>v </text:p>
                  </text:list-item>
                  <text:list-item>
                    <text:p> ADV </text:p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   X </text:p>
                <text:list>
                  <text:list-item>
                    <text:p>v </text:p>
                  </text:list-item>
                  <text:list-item>
                    <text:p> X 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   PRON </text:p>
                <text:list>
                  <text:list-item>
                    <text:p>v </text:p>
                  </text:list-item>
                  <text:list-item>
                    <text:p> PRON 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   PART </text:p>
                <text:list>
                  <text:list-item>
                    <text:p>v </text:p>
                  </text:list-item>
                  <text:list-item>
                    <text:p> PART 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   DET </text:p>
                <text:list>
                  <text:list-item>
                    <text:p>v </text:p>
                  </text:list-item>
                  <text:list-item>
                    <text:p> DET 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